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999999" draw:marker-start-width="0.439cm" draw:marker-end-width="0.439cm" draw:fill-color="#ffffff" draw:opacity="0%" draw:opacity-name="" draw:textarea-horizontal-align="justify" draw:textarea-vertical-align="middle" draw:auto-grow-height="false" fo:min-height="5.69cm" fo:min-width="7.28cm" fo:padding-top="0.205cm" fo:padding-bottom="0.205cm" fo:padding-left="0.33cm" fo:padding-right="0.3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cccccc" draw:textarea-horizontal-align="justify" draw:textarea-vertical-align="middle" draw:auto-grow-height="false" fo:min-height="1.137cm" fo:min-width="3.469cm" fo:padding-top="0.178cm" fo:padding-bottom="0.178cm" fo:padding-left="0.303cm" fo:padding-right="0.303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8.4cm" svg:x="5.4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235cm" svg:height="1.653cm" svg:x="6.15cm" svg:y="9.777cm">
          <text:p text:style-name="P2"><text:span text:style-name="T1">Organization</text:span></text:p>
          <text:p text:style-name="P2"><text:span text:style-name="T1">specific </text:span></text:p>
          <text:p text:style-name="P2"><text:span text:style-name="T1">implementai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11.307cm" svg:y="9.777cm">
          <text:p text:style-name="P2"><text:span text:style-name="T1">Optim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8.798cm" svg:y="3.1cm">
          <text:p text:style-name="P2"><text:span text:style-name="T1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12.765cm" svg:y="7.529cm">
          <text:p text:style-name="P2"><text:span text:style-name="T1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4.894cm" svg:y="7.529cm">
          <text:p text:style-name="P2"><text:span text:style-name="T1">IT</text:span></text:p>
          <text:p text:style-name="P2"><text:span text:style-name="T1">imple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12.4cm" svg:y="5.215cm">
          <text:p text:style-name="P2"><text:span text:style-name="T1">Mode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235cm" svg:height="1.653cm" svg:x="5.29cm" svg:y="5.215cm">
          <text:p text:style-name="P2"><text:span text:style-name="T1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41:55.454145265</meta:creation-date>
    <dc:date>2017-07-10T15:51:41.286092340</dc:date>
    <meta:editing-duration>PT9M46S</meta:editing-duration>
    <meta:editing-cycles>1</meta:editing-cycles>
    <meta:document-statistic meta:object-count="8"/>
    <meta:generator>LibreOffice/5.2.7.2$Linux_X86_64 LibreOffice_project/20m0$Build-2</meta:generator>
  </office:meta>
</office:document-meta>
</file>